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3ff99" fo:border="0.06pt solid #000000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16">
        <table:shapes>
          <draw:polyline draw:z-index="0" draw:style-name="gr1" draw:text-style-name="P1" svg:width="60mm" svg:height="7.67mm" svg:x="348.98mm" svg:y="74.55mm" svg:viewBox="0 0 6001 768" draw:points="0,2 6001,0 5996,768">
            <text:p/>
          </draw:polyline>
          <draw:polyline draw:z-index="1" draw:style-name="gr1" draw:text-style-name="P1" svg:width="7.72mm" svg:height="9.3mm" svg:x="204.83mm" svg:y="10.27mm" svg:viewBox="0 0 773 931" draw:points="0,2 773,0 772,931">
            <text:p/>
          </draw:polyline>
          <draw:polyline draw:z-index="2" draw:style-name="gr1" draw:text-style-name="P1" svg:width="12.83mm" svg:height="9.3mm" svg:x="219.19mm" svg:y="16.99mm" svg:viewBox="0 0 1284 931" draw:points="0,2 1284,0 1283,931">
            <text:p/>
          </draw:polyline>
          <draw:polyline draw:z-index="3" draw:style-name="gr1" draw:text-style-name="P1" svg:width="11.99mm" svg:height="9.3mm" svg:x="241.43mm" svg:y="24.68mm" svg:viewBox="0 0 1200 931" draw:points="0,2 1200,0 1198,931">
            <text:p/>
          </draw:polyline>
          <draw:polyline draw:z-index="4" draw:style-name="gr1" draw:text-style-name="P1" svg:width="11mm" svg:height="9.3mm" svg:x="265.32mm" svg:y="31.25mm" svg:viewBox="0 0 1101 931" draw:points="0,2 1101,0 1099,931">
            <text:p/>
          </draw:polyline>
          <draw:polyline draw:z-index="5" draw:style-name="gr1" draw:text-style-name="P1" svg:width="78.29mm" svg:height="23.82mm" svg:x="276.95mm" svg:y="31.26mm" svg:viewBox="0 0 7830 2383" draw:points="0,5 7830,0 7820,2383">
            <text:p/>
          </draw:polyline>
          <draw:polyline draw:z-index="6" draw:style-name="gr1" draw:text-style-name="P1" svg:width="7.72mm" svg:height="9.3mm" svg:x="324.99mm" svg:y="66.61mm" svg:viewBox="0 0 773 931" draw:points="0,2 773,0 772,931">
            <text:p/>
          </draw:polyline>
          <draw:polyline draw:z-index="7" draw:style-name="gr1" draw:text-style-name="P1" svg:width="8.27mm" svg:height="22.27mm" draw:transform="rotate (-3.14159265358979) translate (348.62381233659mm 74.63mm)" svg:viewBox="0 0 828 2228" draw:points="828,4 0,0 1,2228">
            <text:p/>
          </draw:polyline>
          <draw:polyline draw:z-index="8" draw:style-name="gr1" draw:text-style-name="P1" svg:width="7.72mm" svg:height="9.3mm" svg:x="385.42mm" svg:y="87.44mm" svg:viewBox="0 0 773 931" draw:points="0,2 773,0 772,931">
            <text:p/>
          </draw:polyline>
          <draw:polyline draw:z-index="9" draw:style-name="gr1" draw:text-style-name="P1" svg:width="24.89mm" svg:height="8.21mm" draw:transform="rotate (-3.14159265358979) translate (417.786739448965mm 88.8mm)" svg:viewBox="0 0 2490 822" draw:points="2490,2 0,0 2,822">
            <text:p/>
          </draw:polyline>
          <draw:polyline draw:z-index="10" draw:style-name="gr1" draw:text-style-name="P1" svg:width="82.58mm" svg:height="29.04mm" svg:x="355.26mm" svg:y="31.25mm" svg:viewBox="0 0 8259 2905" draw:points="0,6 8259,0 8248,2905">
            <text:p/>
          </draw:polyline>
          <draw:polyline draw:z-index="11" draw:style-name="gr1" draw:text-style-name="P1" svg:width="27.18mm" svg:height="29.04mm" draw:transform="rotate (-3.14159265358979) translate (443.891361381307mm 88.8mm)" svg:viewBox="0 0 2719 2905" draw:points="2719,6 0,0 2,2905">
            <text:p/>
          </draw:polyline>
          <draw:polyline draw:z-index="12" draw:style-name="gr1" draw:text-style-name="P1" svg:width="11mm" svg:height="9.3mm" svg:x="288.24mm" svg:y="39.25mm" svg:viewBox="0 0 1101 931" draw:points="0,2 1101,0 1099,931">
            <text:p/>
          </draw:poly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2" table:default-cell-style-name="ce4"/>
        <table:table-column table:style-name="co12" table:default-cell-style-name="ce6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クラス/オブジェクト</text:p>
          </table:table-cell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10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12" office:value-type="string" calcext:value-type="string">
            <text:p>スプリント2</text:p>
          </table:table-cell>
          <table:table-cell table:style-name="ce14" office:value-type="string" calcext:value-type="string">
            <text:p>スプリント3</text:p>
          </table:table-cell>
          <table:table-cell table:style-name="ce10" office:value-type="string" calcext:value-type="string">
            <text:p>スプリント4</text:p>
          </table:table-cell>
          <table:table-cell table:style-name="ce12" office:value-type="string" calcext:value-type="string">
            <text:p>スプリント5</text:p>
          </table:table-cell>
          <table:table-cell table:style-name="ce14" office:value-type="string" calcext:value-type="string" table:number-columns-spanned="2" table:number-rows-spanned="1">
            <text:p>スプリント6</text:p>
          </table:table-cell>
          <table:covered-table-cell/>
          <table:table-cell table:style-name="ce10" office:value-type="string" calcext:value-type="string">
            <text:p>スプリント7</text:p>
          </table:table-cell>
          <table:table-cell table:style-name="ce12" office:value-type="string" calcext:value-type="string" table:number-columns-spanned="2" table:number-rows-spanned="1">
            <text:p>スプリント8</text:p>
          </table:table-cell>
          <table:covered-table-cell/>
          <table:table-cell table:style-name="ce14" office:value-type="string" calcext:value-type="string">
            <text:p>スプリント9</text:p>
          </table:table-cell>
          <table:table-cell table:style-name="ce10" office:value-type="string" calcext:value-type="string">
            <text:p>スプリント10</text:p>
          </table:table-cell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13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1" table:number-rows-spanned="2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11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大きさ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1"/>
          <table:table-cell table:number-columns-repeated="12"/>
        </table:table-row>
        <table:table-row table:style-name="ro1">
          <table:covered-table-cell table:number-columns-repeated="2"/>
          <table:table-cell table:style-name="ce1" office:value-type="string" calcext:value-type="string">
            <text:p>BLOCK</text:p>
          </table:table-cell>
          <table:table-cell office:value-type="string" calcext:value-type="string">
            <text:p>BLOCK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プレイヤー</text:p>
          </table:table-cell>
          <table:table-cell table:style-name="ce1" office:value-type="string" calcext:value-type="string" table:number-columns-spanned="1" table:number-rows-spanned="5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covered-table-cell table:number-columns-repeated="3"/>
          <table:table-cell office:value-type="string" calcext:value-type="string">
            <text:p>左右に動か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1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ジャン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3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BALL を投げ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covered-table-cell table:number-columns-repeated="2"/>
          <table:covered-table-cell table:style-name="ce5"/>
          <table:table-cell office:value-type="string" calcext:value-type="string">
            <text:p>OBAKE に触れたか判定してゲームオーバー処理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1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弾</text:p>
          </table:table-cell>
          <table:table-cell table:style-name="ce5" office:value-type="string" calcext:value-type="string" table:number-columns-spanned="1" table:number-rows-spanned="3">
            <text:p>BALL</text:p>
          </table:table-cell>
          <table:table-cell table:style-name="ce4" office:value-type="string" calcext:value-type="string">
            <text:p>BALL を作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5"/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>
            <text:p>OBAKE に触れたか判定してゲームクリア処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5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敵</text:p>
          </table:table-cell>
          <table:table-cell table:style-name="ce5" office:value-type="string" calcext:value-type="string" table:number-columns-spanned="1" table:number-rows-spanned="2">
            <text:p>OBAKE</text:p>
          </table:table-cell>
          <table:table-cell office:value-type="string" calcext:value-type="string">
            <text:p>OBAKE を作る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3"/>
          <table:table-cell table:number-columns-repeated="4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00/00/00</text:date>, <text:time style:data-style-name="N2" text:time-value="15:38:00.06700514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8-31T16:15:30.925451200</dc:date>
    <meta:editing-duration>PT1H24M50S</meta:editing-duration>
    <meta:editing-cycles>23</meta:editing-cycles>
    <meta:generator>LibreOffice/5.1.6.2$Linux_X86_64 LibreOffice_project/10m0$Build-2</meta:generator>
    <meta:document-statistic meta:table-count="1" meta:cell-count="65" meta:object-count="13"/>
  </office:meta>
</office:document-meta>
</file>